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436cm" fo:min-width="3.76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36cm"/>
    </style:style>
    <style:style style:name="gr6" style:family="graphic" style:parent-style-name="standard">
      <style:graphic-properties draw:textarea-horizontal-align="justify" draw:textarea-vertical-align="middle" draw:auto-grow-height="false" fo:min-height="1.05cm" fo:min-width="0.6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8" style:family="graphic" style:parent-style-name="standard">
      <style:graphic-properties draw:textarea-horizontal-align="justify" draw:textarea-vertical-align="middle" draw:auto-grow-height="false" fo:min-height="1.05cm" fo:min-width="0.699cm"/>
    </style:style>
    <style:style style:name="gr9" style:family="graphic" style:parent-style-name="standard">
      <style:graphic-properties draw:textarea-horizontal-align="justify" draw:textarea-vertical-align="middle" draw:auto-grow-height="false" fo:min-height="2.436cm" fo:min-width="6.816cm" fo:wrap-option="wrap"/>
    </style:style>
    <style:style style:name="gr10" style:family="graphic" style:parent-style-name="standard">
      <style:graphic-properties draw:textarea-horizontal-align="justify" draw:textarea-vertical-align="middle" draw:auto-grow-height="false" fo:min-height="2.436cm" fo:min-width="5.517cm" fo:wrap-option="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xml:id="id1" draw:id="id1" draw:layer="layout" svg:width="1.488cm" svg:height="0.962cm" svg:x="2.1cm" svg:y="2.2cm">
          <draw:text-box>
            <text:p>col </text:p>
          </draw:text-box>
        </draw:frame>
        <draw:custom-shape draw:style-name="gr2" draw:text-style-name="P1" xml:id="id2" draw:id="id2" draw:layer="layout" svg:width="0.1cm" svg:height="1.3cm" svg:x="4.6cm" svg:y="2.056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3" draw:text-style-name="P1" draw:layer="layout" draw:type="line" svg:x1="3.588cm" svg:y1="2.681cm" svg:x2="4.6cm" svg:y2="2.706cm" draw:start-shape="id1" draw:start-glue-point="1" draw:end-shape="id2" draw:end-glue-point="3" svg:d="M3588 2681l1012 25" svg:viewBox="0 0 1013 26">
          <text:p/>
        </draw:connector>
        <draw:custom-shape draw:style-name="gr4" draw:text-style-name="P1" draw:layer="layout" svg:width="4.6cm" svg:height="2.9cm" svg:x="7.7cm" svg:y="2.3cm">
          <text:p text:style-name="P1">Array inicial de dimensió zero</text:p>
          <draw:enhanced-geometry svg:viewBox="0 0 21600 21600" draw:text-areas="800 800 20800 20800" draw:type="round-rectangular-callout" draw:modifiers="-14046.3377526625 1414.684591520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layer="layout" svg:width="7.136cm" svg:height="0.962cm" svg:x="5.5cm" svg:y="7.1cm">
          <draw:text-box>
            <text:p>AFEGIR UN ELEMENT</text:p>
          </draw:text-box>
        </draw:frame>
        <draw:frame draw:style-name="gr1" xml:id="id3" draw:id="id3" draw:layer="layout" svg:width="1.488cm" svg:height="0.962cm" svg:x="2.101cm" svg:y="8.801cm">
          <draw:text-box>
            <text:p>col </text:p>
          </draw:text-box>
        </draw:frame>
        <draw:custom-shape draw:style-name="gr6" draw:text-style-name="P1" xml:id="id4" draw:id="id4" draw:layer="layout" svg:width="1.199cm" svg:height="1.3cm" svg:x="4.598cm" svg:y="8.657cm">
          <text:p text:style-name="P1">7</text:p>
          <draw:enhanced-geometry svg:viewBox="0 0 21600 21600" draw:mirror-horizontal="true" draw:type="rectangle" draw:enhanced-path="M 0 0 L 21600 0 21600 21600 0 21600 0 0 Z N"/>
        </draw:custom-shape>
        <draw:connector draw:style-name="gr3" draw:text-style-name="P1" draw:layer="layout" draw:type="line" svg:x1="3.589cm" svg:y1="9.282cm" svg:x2="4.599cm" svg:y2="9.307cm" draw:start-shape="id3" draw:start-glue-point="1" draw:end-shape="id4" draw:end-glue-point="3" svg:d="M3589 9282l1010 25" svg:viewBox="0 0 1011 26">
          <text:p/>
        </draw:connector>
        <draw:custom-shape draw:style-name="gr4" draw:text-style-name="P1" draw:layer="layout" svg:width="4.6cm" svg:height="2.9cm" svg:x="11.801cm" svg:y="8.901cm">
          <text:p text:style-name="P1">1) Array original on afegir el valor 5</text:p>
          <draw:enhanced-geometry svg:viewBox="0 0 21600 21600" draw:text-areas="800 800 20800 20800" draw:type="round-rectangular-callout" draw:modifiers="-16130.7541838731 -1958.221302998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1.199cm" svg:height="1.3cm" svg:x="5.899cm" svg:y="8.657cm">
          <text:p text:style-name="P1">3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" draw:layer="layout" svg:width="1.199cm" svg:height="1.3cm" svg:x="7.2cm" svg:y="8.657cm">
          <text:p text:style-name="P1">1</text:p>
          <draw:enhanced-geometry svg:viewBox="0 0 21600 21600" draw:mirror-horizontal="true" draw:type="rectangle" draw:enhanced-path="M 0 0 L 21600 0 21600 21600 0 21600 0 0 Z N"/>
        </draw:custom-shape>
        <draw:frame draw:style-name="gr7" xml:id="id5" draw:id="id5" draw:layer="layout" svg:width="1.7cm" svg:height="0.962cm" svg:x="2.102cm" svg:y="12.692cm">
          <draw:text-box>
            <text:p>aux </text:p>
          </draw:text-box>
        </draw:frame>
        <draw:custom-shape draw:style-name="gr8" draw:text-style-name="P1" xml:id="id6" draw:id="id6" draw:layer="layout" svg:width="1.199cm" svg:height="1.3cm" svg:x="4.599cm" svg:y="12.548cm">
          <text:p text:style-name="P1"/>
          <draw:enhanced-geometry svg:viewBox="0 0 21600 21600" draw:mirror-horizontal="true" draw:type="rectangle" draw:enhanced-path="M 0 0 L 21600 0 21600 21600 0 21600 0 0 Z N"/>
        </draw:custom-shape>
        <draw:connector draw:style-name="gr3" draw:text-style-name="P1" draw:layer="layout" draw:type="line" svg:x1="3.802cm" svg:y1="13.173cm" svg:x2="4.6cm" svg:y2="13.198cm" draw:start-shape="id5" draw:start-glue-point="1" draw:end-shape="id6" draw:end-glue-point="3" svg:d="M3802 13173l798 25" svg:viewBox="0 0 799 26">
          <text:p/>
        </draw:connector>
        <draw:custom-shape draw:style-name="gr9" draw:text-style-name="P1" draw:layer="layout" svg:width="7.9cm" svg:height="2.9cm" svg:x="12.1cm" svg:y="12.792cm">
          <text:p text:style-name="P1">2) Crear una nou array de dimensió = a la mida de col + 1</text:p>
          <draw:enhanced-geometry svg:viewBox="0 0 21600 21600" draw:text-areas="800 800 20800 20800" draw:type="round-rectangular-callout" draw:modifiers="-6487.38134413365 67.0113753877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1.199cm" svg:height="1.3cm" svg:x="5.9cm" svg:y="12.548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" draw:layer="layout" svg:width="1.199cm" svg:height="1.3cm" svg:x="7.201cm" svg:y="12.548cm">
          <text:p text:style-name="P1"/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" draw:layer="layout" svg:width="1.199cm" svg:height="1.3cm" svg:x="8.502cm" svg:y="12.548cm">
          <text:p/>
          <draw:enhanced-geometry svg:viewBox="0 0 21600 21600" draw:mirror-horizontal="true" draw:type="rectangle" draw:enhanced-path="M 0 0 L 21600 0 21600 21600 0 21600 0 0 Z N"/>
        </draw:custom-shape>
        <draw:frame draw:style-name="gr1" xml:id="id7" draw:id="id7" draw:layer="layout" svg:width="1.488cm" svg:height="0.962cm" svg:x="2.103cm" svg:y="15.993cm">
          <draw:text-box>
            <text:p>col </text:p>
          </draw:text-box>
        </draw:frame>
        <draw:custom-shape draw:style-name="gr6" draw:text-style-name="P1" xml:id="id8" draw:id="id8" draw:layer="layout" svg:width="1.199cm" svg:height="1.3cm" svg:x="4.6cm" svg:y="15.849cm">
          <text:p text:style-name="P1">7</text:p>
          <draw:enhanced-geometry svg:viewBox="0 0 21600 21600" draw:mirror-horizontal="true" draw:type="rectangle" draw:enhanced-path="M 0 0 L 21600 0 21600 21600 0 21600 0 0 Z N"/>
        </draw:custom-shape>
        <draw:connector draw:style-name="gr3" draw:text-style-name="P1" draw:layer="layout" draw:type="line" svg:x1="3.591cm" svg:y1="16.474cm" svg:x2="4.601cm" svg:y2="16.499cm" draw:start-shape="id7" draw:start-glue-point="1" draw:end-shape="id8" draw:end-glue-point="3" svg:d="M3591 16474l1010 25" svg:viewBox="0 0 1011 26">
          <text:p/>
        </draw:connector>
        <draw:custom-shape draw:style-name="gr10" draw:text-style-name="P1" draw:layer="layout" svg:width="6.497cm" svg:height="2.9cm" svg:x="11.803cm" svg:y="16.093cm">
          <text:p text:style-name="P1">3) Copiar els valors de l'array original al nou array</text:p>
          <draw:enhanced-geometry svg:viewBox="0 0 21600 21600" draw:text-areas="800 800 20800 20800" draw:type="round-rectangular-callout" draw:modifiers="-11165.6509695291 10252.7404343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xml:id="id11" draw:id="id11" draw:layer="layout" svg:width="1.199cm" svg:height="1.3cm" svg:x="5.901cm" svg:y="15.849cm">
          <text:p text:style-name="P1">3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" xml:id="id13" draw:id="id13" draw:layer="layout" svg:width="1.199cm" svg:height="1.3cm" svg:x="7.202cm" svg:y="15.849cm">
          <text:p text:style-name="P1">1</text:p>
          <draw:enhanced-geometry svg:viewBox="0 0 21600 21600" draw:mirror-horizontal="true" draw:type="rectangle" draw:enhanced-path="M 0 0 L 21600 0 21600 21600 0 21600 0 0 Z N"/>
        </draw:custom-shape>
        <draw:frame draw:style-name="gr7" xml:id="id9" draw:id="id9" draw:layer="layout" svg:width="1.7cm" svg:height="0.962cm" svg:x="2.004cm" svg:y="18.284cm">
          <draw:text-box>
            <text:p>aux </text:p>
          </draw:text-box>
        </draw:frame>
        <draw:custom-shape draw:style-name="gr6" draw:text-style-name="P1" xml:id="id10" draw:id="id10" draw:layer="layout" svg:width="1.199cm" svg:height="1.3cm" svg:x="4.501cm" svg:y="18.14cm">
          <text:p text:style-name="P1">7</text:p>
          <draw:enhanced-geometry svg:viewBox="0 0 21600 21600" draw:mirror-horizontal="true" draw:type="rectangle" draw:enhanced-path="M 0 0 L 21600 0 21600 21600 0 21600 0 0 Z N"/>
        </draw:custom-shape>
        <draw:connector draw:style-name="gr3" draw:text-style-name="P1" draw:layer="layout" draw:type="line" svg:x1="3.704cm" svg:y1="18.765cm" svg:x2="4.502cm" svg:y2="18.79cm" draw:start-shape="id9" draw:start-glue-point="1" draw:end-shape="id10" draw:end-glue-point="3" svg:d="M3704 18765l798 25" svg:viewBox="0 0 799 26">
          <text:p/>
        </draw:connector>
        <draw:custom-shape draw:style-name="gr6" draw:text-style-name="P1" xml:id="id12" draw:id="id12" draw:layer="layout" svg:width="1.199cm" svg:height="1.3cm" svg:x="5.802cm" svg:y="18.14cm">
          <text:p text:style-name="P1">3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" xml:id="id14" draw:id="id14" draw:layer="layout" svg:width="1.199cm" svg:height="1.3cm" svg:x="7.103cm" svg:y="18.14cm">
          <text:p text:style-name="P1">1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" draw:layer="layout" svg:width="1.199cm" svg:height="1.3cm" svg:x="8.404cm" svg:y="18.14cm">
          <text:p/>
          <draw:enhanced-geometry svg:viewBox="0 0 21600 21600" draw:mirror-horizontal="true" draw:type="rectangle" draw:enhanced-path="M 0 0 L 21600 0 21600 21600 0 21600 0 0 Z N"/>
        </draw:custom-shape>
        <draw:connector draw:style-name="gr3" draw:text-style-name="P1" draw:layer="layout" draw:type="line" svg:x1="5.2cm" svg:y1="17.149cm" svg:x2="5.101cm" svg:y2="18.14cm" draw:start-shape="id8" draw:start-glue-point="2" draw:end-shape="id10" draw:end-glue-point="0" svg:d="M5200 17149l-99 991" svg:viewBox="0 0 100 992">
          <text:p/>
        </draw:connector>
        <draw:connector draw:style-name="gr3" draw:text-style-name="P1" draw:layer="layout" draw:type="line" svg:x1="6.501cm" svg:y1="17.149cm" svg:x2="6.402cm" svg:y2="18.14cm" draw:start-shape="id11" draw:start-glue-point="2" draw:end-shape="id12" draw:end-glue-point="0" svg:d="M6501 17149l-99 991" svg:viewBox="0 0 100 992">
          <text:p/>
        </draw:connector>
        <draw:connector draw:style-name="gr3" draw:text-style-name="P1" draw:layer="layout" draw:type="line" svg:x1="7.802cm" svg:y1="17.149cm" svg:x2="7.703cm" svg:y2="18.14cm" draw:start-shape="id13" draw:start-glue-point="2" draw:end-shape="id14" draw:end-glue-point="0" svg:d="M7802 17149l-99 991" svg:viewBox="0 0 100 992">
          <text:p/>
        </draw:connector>
        <draw:frame draw:style-name="gr7" xml:id="id15" draw:id="id15" draw:layer="layout" svg:width="1.7cm" svg:height="0.962cm" svg:x="2.103cm" svg:y="20.593cm">
          <draw:text-box>
            <text:p>aux </text:p>
          </draw:text-box>
        </draw:frame>
        <draw:custom-shape draw:style-name="gr6" draw:text-style-name="P1" xml:id="id16" draw:id="id16" draw:layer="layout" svg:width="1.199cm" svg:height="1.3cm" svg:x="4.6cm" svg:y="20.449cm">
          <text:p text:style-name="P1">7</text:p>
          <draw:enhanced-geometry svg:viewBox="0 0 21600 21600" draw:mirror-horizontal="true" draw:type="rectangle" draw:enhanced-path="M 0 0 L 21600 0 21600 21600 0 21600 0 0 Z N"/>
        </draw:custom-shape>
        <draw:connector draw:style-name="gr3" draw:text-style-name="P1" draw:layer="layout" draw:type="line" svg:x1="3.803cm" svg:y1="21.074cm" svg:x2="4.601cm" svg:y2="21.099cm" draw:start-shape="id15" draw:start-glue-point="1" draw:end-shape="id16" draw:end-glue-point="3" svg:d="M3803 21074l798 25" svg:viewBox="0 0 799 26">
          <text:p/>
        </draw:connector>
        <draw:custom-shape draw:style-name="gr9" draw:text-style-name="P1" draw:layer="layout" svg:width="7.9cm" svg:height="2.9cm" svg:x="12cm" svg:y="19.5cm">
          <text:p text:style-name="P1">4) Afegir el nou valor a la darrera posició</text:p>
          <draw:enhanced-geometry svg:viewBox="0 0 21600 21600" draw:text-areas="800 800 20800 20800" draw:type="round-rectangular-callout" draw:modifiers="-6000.75939754462 10669.70010341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1.199cm" svg:height="1.3cm" svg:x="5.901cm" svg:y="20.449cm">
          <text:p text:style-name="P1">3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" draw:layer="layout" svg:width="1.199cm" svg:height="1.3cm" svg:x="7.202cm" svg:y="20.449cm">
          <text:p text:style-name="P1">1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" draw:layer="layout" svg:width="1.199cm" svg:height="1.3cm" svg:x="8.503cm" svg:y="20.449cm">
          <text:p text:style-name="P1">5</text:p>
          <draw:enhanced-geometry svg:viewBox="0 0 21600 21600" draw:mirror-horizontal="true" draw:type="rectangle" draw:enhanced-path="M 0 0 L 21600 0 21600 21600 0 21600 0 0 Z N"/>
        </draw:custom-shape>
        <draw:frame draw:style-name="gr1" xml:id="id17" draw:id="id17" draw:layer="layout" svg:width="1.488cm" svg:height="0.962cm" svg:x="2.104cm" svg:y="23.094cm">
          <draw:text-box>
            <text:p>col </text:p>
          </draw:text-box>
        </draw:frame>
        <draw:custom-shape draw:style-name="gr6" draw:text-style-name="P1" draw:layer="layout" svg:width="1.199cm" svg:height="1.3cm" svg:x="4.601cm" svg:y="22.95cm">
          <text:p text:style-name="P1">7</text:p>
          <draw:enhanced-geometry svg:viewBox="0 0 21600 21600" draw:mirror-horizontal="true" draw:type="rectangle" draw:enhanced-path="M 0 0 L 21600 0 21600 21600 0 21600 0 0 Z N"/>
        </draw:custom-shape>
        <draw:connector draw:style-name="gr3" draw:text-style-name="P1" draw:layer="layout" draw:type="line" svg:x1="3.592cm" svg:y1="23.575cm" svg:x2="4.503cm" svg:y2="25.891cm" draw:start-shape="id17" draw:start-glue-point="1" draw:end-shape="id18" draw:end-glue-point="3" svg:d="M3592 23575l911 2316" svg:viewBox="0 0 912 2317">
          <text:p/>
        </draw:connector>
        <draw:custom-shape draw:style-name="gr10" draw:text-style-name="P1" draw:layer="layout" svg:width="6.497cm" svg:height="2.9cm" svg:x="11.804cm" svg:y="23.194cm">
          <text:p text:style-name="P1">5) Assignar el nou array a la variable original</text:p>
          <draw:enhanced-geometry svg:viewBox="0 0 21600 21600" draw:text-areas="800 800 20800 20800" draw:type="round-rectangular-callout" draw:modifiers="-11165.6509695291 10252.7404343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1" draw:layer="layout" svg:width="1.199cm" svg:height="1.3cm" svg:x="5.902cm" svg:y="22.95cm">
          <text:p text:style-name="P1">3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" draw:layer="layout" svg:width="1.199cm" svg:height="1.3cm" svg:x="7.203cm" svg:y="22.95cm">
          <text:p text:style-name="P1">1</text:p>
          <draw:enhanced-geometry svg:viewBox="0 0 21600 21600" draw:mirror-horizontal="true" draw:type="rectangle" draw:enhanced-path="M 0 0 L 21600 0 21600 21600 0 21600 0 0 Z N"/>
        </draw:custom-shape>
        <draw:frame draw:style-name="gr7" xml:id="id19" draw:id="id19" draw:layer="layout" svg:width="1.7cm" svg:height="0.962cm" svg:x="2.005cm" svg:y="25.385cm">
          <draw:text-box>
            <text:p>aux </text:p>
          </draw:text-box>
        </draw:frame>
        <draw:custom-shape draw:style-name="gr6" draw:text-style-name="P1" xml:id="id18" draw:id="id18" draw:layer="layout" svg:width="1.199cm" svg:height="1.3cm" svg:x="4.502cm" svg:y="25.241cm">
          <text:p text:style-name="P1">7</text:p>
          <draw:enhanced-geometry svg:viewBox="0 0 21600 21600" draw:mirror-horizontal="true" draw:type="rectangle" draw:enhanced-path="M 0 0 L 21600 0 21600 21600 0 21600 0 0 Z N"/>
        </draw:custom-shape>
        <draw:connector draw:style-name="gr3" draw:text-style-name="P1" draw:layer="layout" draw:type="line" svg:x1="3.705cm" svg:y1="25.866cm" svg:x2="4.503cm" svg:y2="25.891cm" draw:start-shape="id19" draw:start-glue-point="1" draw:end-shape="id18" draw:end-glue-point="3" svg:d="M3705 25866l798 25" svg:viewBox="0 0 799 26">
          <text:p/>
        </draw:connector>
        <draw:custom-shape draw:style-name="gr6" draw:text-style-name="P1" draw:layer="layout" svg:width="1.199cm" svg:height="1.3cm" svg:x="5.803cm" svg:y="25.241cm">
          <text:p text:style-name="P1">3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" draw:layer="layout" svg:width="1.199cm" svg:height="1.3cm" svg:x="7.104cm" svg:y="25.241cm">
          <text:p text:style-name="P1">1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" draw:layer="layout" svg:width="1.199cm" svg:height="1.3cm" svg:x="8.405cm" svg:y="25.241cm">
          <text:p text:style-name="P1">5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p Bornas</meta:initial-creator>
    <meta:creation-date>2018-02-06T19:46:33.448668604</meta:creation-date>
    <dc:date>2018-02-06T20:23:16.184346919</dc:date>
    <dc:creator>Josep Bornas</dc:creator>
    <meta:editing-duration>PT4M55S</meta:editing-duration>
    <meta:editing-cycles>2</meta:editing-cycles>
    <meta:generator>LibreOffice/4.3.3.2$Linux_X86_64 LibreOffice_project/430m0$Build-2</meta:generator>
    <meta:document-statistic meta:object-count="52"/>
  </office:meta>
</office:document-meta>
</file>